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2b11" officeooo:paragraph-rsid="00132b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44ac9" officeooo:paragraph-rsid="00144ac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4373" officeooo:paragraph-rsid="0013437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02a5" officeooo:paragraph-rsid="001802a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1774c" officeooo:paragraph-rsid="0011774c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08de" officeooo:paragraph-rsid="001408d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db6d" officeooo:paragraph-rsid="0016db6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1b97c4" officeooo:paragraph-rsid="001b97c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34373" officeooo:paragraph-rsid="00134373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4373" officeooo:paragraph-rsid="00134373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408de" officeooo:paragraph-rsid="001408de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fo:font-weight="normal" officeooo:rsid="0016db6d" officeooo:paragraph-rsid="0016db6d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9f4ec" officeooo:paragraph-rsid="0019f4ec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d1924" officeooo:paragraph-rsid="001d1924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b97c4" officeooo:paragraph-rsid="001b97c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b97c4" officeooo:paragraph-rsid="001b97c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officeooo:rsid="0020a282" officeooo:paragraph-rsid="0020a2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08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 Refresher - Cookies</text:p>
      <text:p text:style-name="P17"/>
      <text:p text:style-name="P1">Cookies</text:p>
      <text:list xml:id="list3577961305" text:style-name="L1">
        <text:list-item>
          <text:p text:style-name="P9">Cookies are how websites remember who you are from one request to another.</text:p>
          <text:list>
            <text:list-item>
              <text:p text:style-name="P9">They are small, often encrypted text files, located in browser directories.</text:p>
            </text:list-item>
            <text:list-item>
              <text:p text:style-name="P9">This circumvents the stateless nature of HTTP, <text:s/>meaning each request is indepedent and you will be treated as a new user with every request.</text:p>
            </text:list-item>
          </text:list>
        </text:list-item>
        <text:list-item>
          <text:p text:style-name="P9">Cookies are bits of data that your browser sends to the website every time you make a request to it. This lets the web server identify the user and their previous requests.</text:p>
          <text:p text:style-name="P9"/>
        </text:list-item>
        <text:list-item>
          <text:p text:style-name="P9">In essence, it <text:span text:style-name="T2">preserves the </text:span><text:span text:style-name="T1">state</text:span><text:span text:style-name="T2"> of your session.</text:span></text:p>
        </text:list-item>
      </text:list>
      <text:p text:style-name="P10"/>
      <text:p text:style-name="P3">How Cookies Are Created<text:span text:style-name="T3"> And Used</text:span></text:p>
      <text:list xml:id="list3238076605" text:style-name="L2">
        <text:list-item>
          <text:p text:style-name="P11">Cookies are created when a user's browser loads a particular website. The website sends information to the browser which then creates a text file.</text:p>
          <text:list>
            <text:list-item>
              <text:p text:style-name="P11">Cookies are also created by other websites that run ads, widgets, or other elements on the page being loaded.</text:p>
            </text:list-item>
          </text:list>
        </text:list-item>
        <text:list-item>
          <text:p text:style-name="P11">Every time the user goes back to the same website, the browser retrieves and sends this file to the website's server.</text:p>
        </text:list-item>
      </text:list>
      <text:p text:style-name="P6"/>
      <text:p text:style-name="P2">Standard Uses for Browser Cookies</text:p>
      <text:list xml:id="list3237766917" text:style-name="L3">
        <text:list-item>
          <text:p text:style-name="P12">Browser Cookies can help authenticate the user if the user logs in to a secure area of the website.</text:p>
          <text:list>
            <text:list-item>
              <text:p text:style-name="P12">The login website is stored in a cookie so the user can leave the website without having to re-enter the same authentication information over and over.</text:p>
            </text:list-item>
          </text:list>
        </text:list-item>
        <text:list-item>
          <text:p text:style-name="P12">Session Cookies are used by the server to store information about user page activities so users can easily pick up where they left off on the server's pages.</text:p>
          <text:list>
            <text:list-item>
              <text:p text:style-name="P12">Cookies act as a bookmark within the site. Furthermore, cookies can store information such as ordering information for shopping carts.</text:p>
            </text:list-item>
          </text:list>
        </text:list-item>
        <text:list-item>
          <text:p text:style-name="P13">Persistent or tracking Cookies can be used to store user preference on the website.</text:p>
          <text:list>
            <text:list-item>
              <text:p text:style-name="P13">This lets the user save customizations on how information is presented through site layouts or themes.</text:p>
            </text:list-item>
            <text:list-item>
              <text:p text:style-name="P14">Tracking cookies can be used for ads as well, which may update when you visit different sites and follow your activity.</text:p>
            </text:list-item>
          </text:list>
        </text:list-item>
      </text:list>
      <text:p text:style-name="P7"/>
      <text:p text:style-name="P4">Cookie Security And Privacy Issues</text:p>
      <text:list xml:id="list623228611" text:style-name="L4">
        <text:list-item>
          <text:p text:style-name="P15">Cookies are stored in a plain text format or encrypted, and are not viruses. Therefore, they cannot be executed nor are they self-executing.</text:p>
        </text:list-item>
        <text:list-item>
          <text:p text:style-name="P15">However, cookies can be used for malicious purposes since they store a user's browsing preferences and history, both on a specific site and browsing among several sites. They can be used as a form of spyware.</text:p>
        </text:list-item>
        <text:list-item>
          <text:p text:style-name="P15">Privacy issues can be dealt with for developers by including clear descriptions of how cookies are deployed on their site.</text:p>
        </text:list-item>
      </text:list>
      <text:p text:style-name="P16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4" meta:word-count="416" meta:character-count="2347" meta:non-whitespace-character-count="1972"/>
  </office:meta>
</office:document-meta>
</file>